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font-name="Courie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font-name="Nimbus Roman No9 L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Courier 10 Pitch" fo:font-size="8pt" style:font-size-asian="8pt" style:font-size-complex="8pt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04</text:p>
      <text:p text:style-name="P2">Building Rivendell on SuSE Linux from CVS</text:p>
      <text:p text:style-name="P3"/>
      <text:p text:style-name="P4">SCOPE</text:p>
      <text:p text:style-name="P5">This application note details the procedures for building Rivendell on SuSE Linux from a Concurrent Versioning System (CVS) version. <text:s/>This is sometimes necessary in order to get access to the very latest features and bugfixes that are not yet available in the official “released” versions.</text:p>
      <text:p text:style-name="P6"/>
      <text:p text:style-name="P7">OVERVIEW</text:p>
      <text:p text:style-name="P8">Building Rivendell from CVS on SuSE involves the following steps:</text:p>
      <text:p text:style-name="P8"/>
      <text:list text:style-name="L1">
        <text:list-item>
          <text:list>
            <text:list-item>
              <text:list>
                <text:list-item>
                  <text:p text:style-name="P9">Installing development software on the target system</text:p>
                </text:list-item>
                <text:list-item>
                  <text:p text:style-name="P9">Downloading (also referred to as “checking out”) the sources from CVS</text:p>
                </text:list-item>
                <text:list-item>
                  <text:p text:style-name="P9">Compiling and installing the sources. </text:p>
                </text:list-item>
              </text:list>
            </text:list-item>
          </text:list>
        </text:list-item>
      </text:list>
      <text:p text:style-name="P8"/>
      <text:p text:style-name="P7"/>
      <text:p text:style-name="P7">INSTALLING DEVELOPMENT SOFTWARE</text:p>
      <text:p text:style-name="P10"><text:span text:style-name="T1">In addition to the usual Rivendell prerequisites, the target system will need the GNU C++ compiler and </text:span><text:span text:style-name="T2">make(1)</text:span><text:span text:style-name="T1"> software installed. <text:s/>The system will also need <text:s/>a number of additional packages. <text:s/>The software can be installed <text:s/>with YaST using 'Software Management' by setting the </text:span><text:span text:style-name="T3">Filter</text:span><text:span text:style-name="T1"> control to </text:span><text:span text:style-name="T3">Search</text:span><text:span text:style-name="T1"> and then entering the name of each package. <text:s/>Mark the checkbox to select the <text:s/>package before searching for the next package. <text:s/>When the list is complete, press the “accept” button at the bottom of the screen to install the packages.</text:span></text:p>
      <text:p text:style-name="P8"/>
      <text:p text:style-name="P8">Refer to instructions that describe how to set up YaST to use on-line software repositories if the search function cannot find a listed package.</text:p>
      <text:p text:style-name="P8"/>
      <text:p text:style-name="P8">Using YaST Software Management, install the following packages:</text:p>
      <text:p text:style-name="P8"/>
      <text:p text:style-name="P8"><text:tab/><text:a xlink:type="simple" xlink:href="mailto:cvs@cvs.rivendellaudio.org">cvs</text:a></text:p>
      <text:p text:style-name="P8"><text:tab/>kernel-source</text:p>
      <text:p text:style-name="P8"><text:tab/>gcc</text:p>
      <text:p text:style-name="P8"><text:tab/>autoconf</text:p>
      <text:p text:style-name="P8"><text:tab/>automake</text:p>
      <text:p text:style-name="P8"><text:tab/>make</text:p>
      <text:p text:style-name="P8"><text:tab/>libtool</text:p>
      <text:p text:style-name="P8"><text:tab/>bzip2</text:p>
      <text:p text:style-name="P8"/>
      <text:p text:style-name="P8"/>
      <text:p text:style-name="P8"><text:s/>The following “devel” packages will also be required, which can be installed using YaST Software Management:</text:p>
      <text:p text:style-name="P8"/>
      <text:p text:style-name="P8"><text:tab/>qt3-devel</text:p>
      <text:p text:style-name="P8"><text:tab/>qt3-devel-tools</text:p>
      <text:p text:style-name="P8"><text:tab/>alsa-devel</text:p>
      <text:p text:style-name="P8"><text:tab/>jack-devel</text:p>
      <text:p text:style-name="P8"><text:tab/>libogg-devel</text:p>
      <text:p text:style-name="P8"><text:tab/>libvorbis-devel</text:p>
      <text:p text:style-name="P8"><text:tab/>id3lib-devel</text:p>
      <text:p text:style-name="P8"><text:tab/>flac-devel</text:p>
      <text:p text:style-name="P8"><text:tab/>libsamplerate-devel</text:p>
      <text:p text:style-name="P8"><text:s text:c="15"/>hpklinux-devel</text:p>
      <text:p text:style-name="P8"/>
      <text:p text:style-name="P10"><text:span text:style-name="T4">Two packages are not included with SuSE, but are available from the Rivendell Download Page at </text:span><text:a xlink:type="simple" xlink:href="http://www.rivendellaudio.org/rivendell/download.shtml"><text:span text:style-name="T5">http://www.rivendellaudio.org/rivendell/download.shtml</text:span></text:a><text:span text:style-name="T4">. <text:s/>(Use current revisions.)</text:span></text:p>
      <text:p text:style-name="P8"/>
      <text:p text:style-name="P8"><text:tab/>hpklinux-3.05.10.tar.bz</text:p>
      <text:p text:style-name="P8"><text:tab/>gpio-0.9.6.tar.gz</text:p>
      <text:p text:style-name="P8"><text:tab/></text:p>
      <text:p text:style-name="P8">Unpack gpio-0.9.6.tar.gz using the command:</text:p>
      <text:p text:style-name="P8"/>
      <text:p text:style-name="P8"><text:tab/>tar -xvf gpio-0.9.6.tar.gz</text:p>
      <text:p text:style-name="P8"/>
      <text:p text:style-name="P8">Unpack hpklinux-3.05.10.tar.bz to obtain hpklinux-3.05.10.tar using the command:</text:p>
      <text:p text:style-name="P8"/>
      <text:p text:style-name="P8"><text:tab/>bzunzip2 hpklinux-3.05.10.tar.bz </text:p>
      <text:p text:style-name="P8"/>
      <text:p text:style-name="P8">Unpack hpklinux-3.05.10.tar using the command:</text:p>
      <text:p text:style-name="P8"/>
      <text:p text:style-name="P8"><text:tab/>tar -xvf hpklinux-3.05.10.tar</text:p>
      <text:p text:style-name="P8"/>
      <text:p text:style-name="P8">Two new directories, “gpio-0.9.6” and “hpklinux-3.05.10” should contain the source code for the respective packages.</text:p>
      <text:p text:style-name="P7"/>
      <text:p text:style-name="P8">It is also necessary to create a couple of environmental variables in order for Qt to work correctly. <text:s/>In your <text:s/>home directory, use a text editor to add the following lines to the file '~/.bashrc':</text:p>
      <text:p text:style-name="P7"/>
      <text:p text:style-name="P8"><text:tab/>export QTDIR=/usr/lib/qt3</text:p>
      <text:p text:style-name="P8"><text:tab/>export PATH=$PATH:$QTDIR/bin</text:p>
      <text:p text:style-name="P8"/>
      <text:p text:style-name="P8">Close any open shells (xterms, konsoles, etc) and start a new one to pick up the changes. <text:s/>In other words, open a new shell by logging out, then in again, and you should be in business.</text:p>
      <text:p text:style-name="P7"/>
      <text:p text:style-name="P7"/>
      <text:p text:style-name="P7">CHECKING OUT THE SOURCES FROM CVS</text:p>
      <text:p text:style-name="P8">Downloading the sources is a matter of setting up a login to the CVS server, then checking out (co) the various packages needed. <text:s/>To set up a login to the cvs server, do the following from a shell prompt:</text:p>
      <text:p text:style-name="P8"/>
      <text:p text:style-name="P8"><text:tab/>cvs -d :pserver:cvs<text:a xlink:type="simple" xlink:href="mailto:anonymous@cvs.salemradiolabs.com">@cvs.rivendellaudio.org</text:a>:/home/cvs/cvsroot login</text:p>
      <text:p text:style-name="P8"/>
      <text:p text:style-name="P8">The shell should now prompt for a password. <text:s/>Enter <text:span text:style-name="T6">cvs</text:span> and then press the <text:span text:style-name="T7">Enter </text:span>key. <text:s/>The login is now set up.</text:p>
      <text:p text:style-name="P8"/>
      <text:p text:style-name="P8">Next, check out the 'libradio', 'librhpi', 'rivendell' and 'appnotes' packages with the following commands:</text:p>
      <text:p text:style-name="P8"/>
      <text:p text:style-name="P8"><text:tab/>cvs -d :pserver:cvs@cvs.rivendellaudio.org/home/cvs/cvsroot co libradio</text:p>
      <text:p text:style-name="P8"><text:tab/>cvs -d :pserver:cvs@cvs.rivendellaudio.org/home/cvs/cvsroot co librhpi</text:p>
      <text:p text:style-name="P8"><text:tab/>cvs -d :pserver:cvs@cvs.rivendellaudio.org/home/cvs/cvsroot co rivendell</text:p>
      <text:p text:style-name="P8"><text:tab/>cvs -d :pserver:cvs@cvs.rivendellaudio.org/home/cvs/cvsroot co appnotes</text:p>
      <text:p text:style-name="P8"/>
      <text:p text:style-name="P8">You should now have <text:s/>four additional new directories, called 'libradio/', 'librhpi/', 'rivendell/' and 'appnotes/'. <text:s/></text:p>
      <text:p text:style-name="P8"/>
      <text:p text:style-name="P8"/>
      <text:p text:style-name="P8"/>
      <text:p text:style-name="P7">COMPILE RIVENDELL</text:p>
      <text:p text:style-name="P8">The Rivendell source code contains the version number of the last package release. <text:s/>You should update the version to identify the package you are about to compile. <text:s/>In your <text:s/>rivendell directory, use a text editor to edit the revision found on two lines near the top of the file 'configure.in'. </text:p>
      <text:p text:style-name="P8"/>
      <text:p text:style-name="P8"><text:tab/>AC_INIT(rivendell, 0.9.80,Fred Gleason &lt;<text:a xlink:type="simple" xlink:href="mailto:fredg@paravellsystems.com">fredg@paravellsystems.com</text:a>&gt;</text:p>
      <text:p text:style-name="P8"><text:tab/>AM_INIT_AUTOMAKE(rivendell,0.9.80)</text:p>
      <text:p text:style-name="P8"/>
      <text:p text:style-name="P8">For example you might use the format and change “0.9.80” to “0.9.80-2007.07.12cvs” to show the current date of compile and identify the CVS source.</text:p>
      <text:p text:style-name="P7"/>
      <text:p text:style-name="P8">The file set should now be ready to compile. <text:s/>Note the following <text:s/>procedures need to be performed in the order shown below as the software depends upon previous package installs. <text:s text:c="2"/>Compilation can take several hours depending upon available processor and system resources.</text:p>
      <text:p text:style-name="P8"/>
      <text:p text:style-name="P8">To build gpio:</text:p>
      <text:p text:style-name="P8"/>
      <text:p text:style-name="P8"><text:tab/># as regular user (not root):</text:p>
      <text:p text:style-name="P8"/>
      <text:p text:style-name="P8"><text:tab/>cd gpio-0.9.6</text:p>
      <text:p text:style-name="P8"><text:tab/>./configure</text:p>
      <text:p text:style-name="P8"><text:tab/>make</text:p>
      <text:p text:style-name="P8"><text:tab/># or “make rpm” if you would like to create your own rpm's.</text:p>
      <text:p text:style-name="P8"><text:tab/># continue only if you wish to install on this PC or wish to compile subsequent modules.</text:p>
      <text:p text:style-name="P8"><text:tab/>su<text:tab/><text:tab/>[enter root password]</text:p>
      <text:p text:style-name="P8"><text:tab/>make install</text:p>
      <text:p text:style-name="P8"><text:tab/>ldconfig</text:p>
      <text:p text:style-name="P8"><text:tab/>exit</text:p>
      <text:p text:style-name="P8"><text:tab/>cd ..</text:p>
      <text:p text:style-name="P8"/>
      <text:p text:style-name="P8"/>
      <text:p text:style-name="P8">To build hpklinux:</text:p>
      <text:p text:style-name="P8"/>
      <text:p text:style-name="P8"><text:tab/># as regular user (not root):</text:p>
      <text:p text:style-name="P8"/>
      <text:p text:style-name="P8"><text:tab/>cd hpklinux-3.05.10</text:p>
      <text:p text:style-name="P8"><text:tab/>./configure</text:p>
      <text:p text:style-name="P8"><text:tab/>make</text:p>
      <text:p text:style-name="P8"><text:tab/># or “make rpm” if you would like to create your own rpm's.</text:p>
      <text:p text:style-name="P8"><text:tab/># continue only if you wish to install on this PC <text:s/>or wish to compile subsequent modules.</text:p>
      <text:p text:style-name="P8"><text:tab/>su<text:tab/><text:tab/>[enter root password]</text:p>
      <text:p text:style-name="P8"><text:tab/>make install</text:p>
      <text:p text:style-name="P8"><text:tab/>ldconfig</text:p>
      <text:p text:style-name="P8"><text:tab/>exit</text:p>
      <text:p text:style-name="P8"><text:tab/>cd ..</text:p>
      <text:p text:style-name="P8"/>
      <text:p text:style-name="P8"/>
      <text:p text:style-name="P8">To build 'libradio', do the following:</text:p>
      <text:p text:style-name="P8"/>
      <text:p text:style-name="P8"><text:tab/># as regular user (not root):</text:p>
      <text:p text:style-name="P8"/>
      <text:p text:style-name="P8"><text:tab/>cd libradio</text:p>
      <text:p text:style-name="P8"><text:tab/>./autogen.sh</text:p>
      <text:p text:style-name="P8"><text:tab/>./configure</text:p>
      <text:p text:style-name="P8"><text:tab/>make</text:p>
      <text:p text:style-name="P8"><text:tab/># or “make rpm” if you would like to create your own rpm's.</text:p>
      <text:p text:style-name="P8"><text:tab/># continue only if you wish to install on this PC <text:s/>or wish to compile subsequent modules.</text:p>
      <text:p text:style-name="P8"><text:tab/>su<text:tab/><text:tab/>[enter root password]</text:p>
      <text:p text:style-name="P8"><text:tab/>make install</text:p>
      <text:p text:style-name="P8"><text:tab/>ldconfig</text:p>
      <text:p text:style-name="P8"><text:tab/>exit</text:p>
      <text:p text:style-name="P8"><text:tab/>cd ..</text:p>
      <text:p text:style-name="P8"/>
      <text:p text:style-name="P8">Then, 'librhpi', in the same manner.</text:p>
      <text:p text:style-name="P8"/>
      <text:p text:style-name="P8"><text:tab/>cd librhpi</text:p>
      <text:p text:style-name="P8"><text:tab/>./autogen.sh</text:p>
      <text:p text:style-name="P8"><text:tab/>./configure</text:p>
      <text:p text:style-name="P8"><text:tab/>make</text:p>
      <text:p text:style-name="P8"><text:tab/># or “make rpm” if you would like to create your own rpm's.</text:p>
      <text:p text:style-name="P8"><text:tab/># continue only if you wish to install on this PC <text:s/>or wish to compile subsequent modules.</text:p>
      <text:p text:style-name="P8"><text:tab/>su<text:tab/><text:tab/>[enter root password]</text:p>
      <text:p text:style-name="P8"><text:tab/>make install</text:p>
      <text:p text:style-name="P8"><text:tab/>ldconfig</text:p>
      <text:p text:style-name="P8"><text:tab/>exit</text:p>
      <text:p text:style-name="P8"><text:tab/>cd ..</text:p>
      <text:p text:style-name="P8"/>
      <text:p text:style-name="P8">Finally, the main Rivendell package:</text:p>
      <text:p text:style-name="P8"/>
      <text:p text:style-name="P8"><text:tab/>cd rivendell</text:p>
      <text:p text:style-name="P8"><text:tab/>./autogen.sh</text:p>
      <text:p text:style-name="P8"><text:tab/>./configure</text:p>
      <text:p text:style-name="P8"><text:tab/>make</text:p>
      <text:p text:style-name="P8"><text:tab/># or “make rpm” if you would like to create your own rpm's.</text:p>
      <text:p text:style-name="P8"><text:tab/># continue only if you wish to install on this PC.</text:p>
      <text:p text:style-name="P8"><text:tab/>su<text:tab/><text:tab/>[enter root password]</text:p>
      <text:p text:style-name="P8"><text:tab/>make install</text:p>
      <text:p text:style-name="P8"><text:tab/>ldconfig</text:p>
      <text:p text:style-name="P8"><text:tab/>exit</text:p>
      <text:p text:style-name="P8"><text:tab/>cd ..</text:p>
      <text:p text:style-name="P8"/>
      <text:p text:style-name="P8">The Rivendell code is now installed on the system, and can be configured and used in the usual manner.</text:p>
      <text:p text:style-name="P7"/>
      <text:p text:style-name="P7">REVISION HISTORY</text:p>
      <text:p text:style-name="P10"><text:span text:style-name="T1">Wed 12 April 2006 – Fred Gleason &lt;</text:span><text:a xlink:type="simple" xlink:href="mailto:fredg@salemradiolabs.com"><text:span text:style-name="T8">fredg@salemradiolabs.com</text:span></text:a><text:span text:style-name="T1">&gt;</text:span></text:p>
      <text:p text:style-name="P8">Initial document creation.</text:p>
      <text:p text:style-name="P8"/>
      <text:p text:style-name="P8">Mon 5 March 2007 – Fred Gleason &lt;<text:a xlink:type="simple" xlink:href="mailto:fredg@paravelsystems.com">fredg@paravelsystems.com</text:a>&gt;</text:p>
      <text:p text:style-name="P8">Updated CVS checkout instructions for new CVS host site.</text:p>
      <text:p text:style-name="P8"/>
      <text:p text:style-name="P8">Mon 12 March 2007 – Fred Gleason &lt;<text:a xlink:type="simple" xlink:href="mailto:fredg@paravelsystems.com">fredg@paravelsystems.com</text:a>&gt;</text:p>
      <text:p text:style-name="P8">Corrected broken download link.</text:p>
      <text:p text:style-name="P8"/>
      <text:p text:style-name="P8">Thur 7 July 2007 – Bill Smith &lt;hbco2@sbcglobal.net&gt;</text:p>
      <text:p text:style-name="P8">Minor revisions to update for SuSE 10.2</text:p>
      <text:p text:style-name="P8"/>
      <text:p text:style-name="P8">Sun 8 July 2007 – Bill K &lt;<text:a xlink:type="simple" xlink:href="mailto:bill@home.netspeed.com.au">bill@home.netspeed.com.au</text:a>&gt;</text:p>
      <text:p text:style-name="P8">Fixed some typos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3-12-10T09:26:16</meta:creation-date>
    <dc:date>2007-07-09T12:46:13</dc:date>
    <meta:print-date>2003-12-11T13:51:50</meta:print-date>
    <dc:language>en-US</dc:language>
    <meta:editing-cycles>31</meta:editing-cycles>
    <meta:editing-duration>PT17H34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37" meta:word-count="1034" meta:character-count="6478"/>
  </office:meta>
</office:document-meta>
</file>